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40.png" xlink:type="simple" xlink:show="embed" xlink:actuate="onLoad"/></draw:frame></text:p>
          </table:table-cell>
          <table:table-cell table:style-name="Table1.B1" office:value-type="string">
            <text:h text:style-name="P6" text:outline-level="1">Квантователь по уровню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4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производит квантование сигнала по дискретным уровням с заданным шагом по уровню. Алгоритм работы блока:</text:span></text:p>
            <text:p text:style-name="P5"><text:span text:style-name="T7"><draw:frame draw:style-name="fr3" draw:name="Object1" text:anchor-type="as-char" svg:width="8.266cm" svg:height="1.445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,</text:span></text:p>
            <text:p text:style-name="P4"><text:span text:style-name="T7">где</text:span><text:span text:style-name="T7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–</text:span><text:span text:style-name="T5"> i-</text:span><text:span text:style-name="T7">ый элемент входного сигнала в блок,</text:span><text:span text:style-name="T7"><draw:frame draw:style-name="fr3" draw:name="Объект6" text:anchor-type="as-char" svg:width="0.617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– </text:span><text:span text:style-name="T5">i</text:span><text:span text:style-name="T7">-ый элемент вектора шагов квантования по уровню,</text:span><text:span text:style-name="T7"><draw:frame draw:style-name="fr3" draw:name="Объект3" text:anchor-type="as-char" svg:width="1.304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– функция округления до меньшего целого числа,</text:span><text:span text:style-name="T7"><draw:frame draw:style-name="fr3" draw:name="Object2" text:anchor-type="as-char" svg:width="1.06cm" svg:height="0.549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– функция знака,</text:span><text:span text:style-name="T7"><draw:frame draw:style-name="fr3" draw:name="Объект4" text:anchor-type="as-char" svg:width="1.182cm" svg:height="0.621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– элемент выходного сигнала из блока.</text:span></text:p>
            <text:p text:style-name="P4"><text:span text:style-name="T2">Свойства</text:span>:</text:p>
            <text:list xml:id="list3400430574678151237" text:style-name="L1">
              <text:list-item>
                <text:p text:style-name="P7">Шаг квантования – <text:span text:style-name="T1">вектор</text:span><text:span text:style-name="T1"><draw:frame draw:style-name="fr3" draw:name="Object3" text:anchor-type="as-char" svg:width="0.522cm" svg:height="0.624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шагов квантования по каждому элементу входного вектора. Размерность параметра должна совпадать с размерностью входного вектора.</text:p>
              </text:list-item>
            </text:list>
            <text:p text:style-name="P4"><text:span text:style-name="T3">Примечания</text:span>:</text:p>
            <text:list xml:id="list6130667601327289466" text:style-name="L2">
              <text:list-item>
                <text:p text:style-name="P8">По умолчанию блок реализует обработку скалярного входного сигнала.</text:p>
              </text:list-item>
              <text:list-item>
                <text:p text:style-name="P8">С использованием данного блока несложно реализовать алгоритм обработки сигналов в аналого-цифровом преобразователе (АЦП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вантователь по уровню</dc:title>
    <dc:date>2014-12-09T11:04:19.21</dc:date>
    <meta:generator>OpenOffice/4.1.1$Win32 OpenOffice.org_project/411m6$Build-9775</meta:generator>
    <meta:editing-duration>PT2H9M32S</meta:editing-duration>
    <meta:editing-cycles>72</meta:editing-cycles>
    <meta:document-statistic meta:table-count="1" meta:image-count="2" meta:object-count="7" meta:page-count="1" meta:paragraph-count="14" meta:word-count="105" meta:character-count="73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d</mi>
            <mi>i</mi>
          </msub>
          <mo stretchy="false">⋅</mo>
          <mi mathvariant="italic">sign</mi>
        </mrow>
      </mrow>
      <mrow>
        <mfenced open="(" close=")"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⋅</mo>
        <mi mathvariant="italic">floor</mi>
      </mrow>
      <mfenced open="(" close=")">
        <mrow>
          <mrow>
            <mfenced open="∣" close="∣">
              <mrow>
                <mfrac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b>
                      <mi>d</mi>
                      <mi>i</mi>
                    </msub>
                  </mrow>
                </mfrac>
              </mrow>
            </mfenced>
            <mo stretchy="false">+</mo>
            <mn>0.5</mn>
          </mrow>
        </mrow>
      </mfenced>
    </mrow>
    <annotation encoding="StarMath 5.0">y_i(t) = d_i cdot sign left ( u_i(t) right ) cdot floor left (abs{{u_i(t)} over {d_i}} + 0.5 right 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4/content.xml><?xml version="1.0" encoding="utf-8"?>
<math xmlns="http://www.w3.org/1998/Math/MathML">
  <semantics>
    <mrow>
      <mi mathvariant="italic">floor</mi>
    </mrow>
    <annotation encoding="StarMath 5.0">floor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 mathvariant="italic">sign</mi>
    </mrow>
    <annotation encoding="StarMath 5.0">sign</annotation>
  </semantics>
</math>
</file>

<file path=Object 7/content.xml><?xml version="1.0" encoding="utf-8"?>
<math xmlns="http://www.w3.org/1998/Math/MathML">
  <semantics>
    <mrow>
      <mover accent="true">
        <mrow>
          <mi>d</mi>
        </mrow>
        <mo stretchy="false">⃗</mo>
      </mover>
    </mrow>
    <annotation encoding="StarMath 5.0">vec {d}</annotation>
  </semantics>
</math>
</file>